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30be" officeooo:paragraph-rsid="001a3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'étude données healthcare</text:p>
      <text:p text:style-name="P1">Après avoir collecté les données et réalisé un premier tutoriel sur un cas d'exploitation, nous allons utiliser ces données pour faire différentes graphiqu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1T19:17:25.001000000</dc:date>
    <meta:editing-duration>PT39S</meta:editing-duration>
    <meta:editing-cycles>1</meta:editing-cycles>
    <meta:document-statistic meta:table-count="0" meta:image-count="0" meta:object-count="0" meta:page-count="1" meta:paragraph-count="2" meta:word-count="27" meta:character-count="189" meta:non-whitespace-character-count="164"/>
    <meta:generator>LibreOffice/7.3.2.2$Windows_x86 LibreOffice_project/49f2b1bff42cfccbd8f788c8dc32c1c309559be0</meta:generator>
  </office:meta>
</office:document-meta>
</file>